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modbas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tands for<text:line-break/><text:line-break/><text:span text:style-name="T1">Project Management Office</text:span><text:span text:style-name="T1"><text:line-break/></text:span><text:span text:style-name="T1">Database Management System</text:span><text:span text:style-name="T1"><text:line-break/>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modb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">Is a web-based application</text:p>
              </text:list-item>
              <text:list-item>
                <text:p text:style-name="P1">With a database management system</text:p>
              </text:list-item>
              <text:list-item>
                <text:p>Providing general information and tools</text:p>
              </text:list-item>
              <text:list-item>
                <text:p>For projects</text:p>
              </text:list-item>
              <text:list-item>
                <text:p>Simple, tabular interf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tionale/Motivation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PMO (Project Management Office) is responsible to support efficient and high-quality project management</text:p>
              </text:list-item>
              <text:list-item>
                <text:p>It can do this best by providing</text:p>
                <text:list>
                  <text:list-item>
                    <text:p>Up-to-date generally needed information</text:p>
                  </text:list-item>
                  <text:list-item>
                    <text:p>A set of standard collaboration tools</text:p>
                  </text:list-item>
                  <text:list-item>
                    <text:p>For example:</text:p>
                    <text:list>
                      <text:list-item>
                        <text:p>A list of commonly used abbreviations</text:p>
                      </text:list-item>
                      <text:list-item>
                        <text:p>A project glossary</text:p>
                      </text:list-item>
                      <text:list-item>
                        <text:p>A communication distribution list with contact information on all persons involved in the proje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vide an platform running on the internet which can easily be implemented for a variety of projects</text:p>
              </text:list-item>
              <text:list-item>
                <text:p>Implement a set of standard tools which can be adapted for specific projects</text:p>
              </text:list-item>
              <text:list-item>
                <text:p>Provide access control distinguishing maintainers (create/read/update/delete) and users (read-only)</text:p>
              </text:list-item>
              <text:list-item>
                <text:p>Define standard workflows such that they can be reused in principle</text:p>
              </text:list-item>
              <text:list-item>
                <text:p>Use a state-of-the-art platfor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Ruby on Rail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 application framework</text:p>
              </text:list-item>
              <text:list-item>
                <text:p>Written in Ruby</text:p>
              </text:list-item>
              <text:list-item>
                <text:p>Open source</text:p>
              </text:list-item>
              <text:list-item>
                <text:p>… and 'Rails' is our business <text:span text:style-name="T2">☺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by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p>Is a Programming Language</text:p>
            <text:list text:style-name="L2">
              <text:list-item>
                <text:p>Dynamic</text:p>
              </text:list-item>
              <text:list-item>
                <text:p>Reflective</text:p>
              </text:list-item>
              <text:list-item>
                <text:p>Object-oriented</text:p>
              </text:list-item>
              <text:list-item>
                <text:p>General-purpose</text:p>
              </text:list-item>
              <text:list-item>
                <text:p>Influenced by Perl, Smalltalk, Eiffel, Ada, Lisp</text:p>
              </text:list-item>
              <text:list-item>
                <text:p>Dynamic type system</text:p>
              </text:list-item>
              <text:list-item>
                <text:p>Automatic memory management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by on Rails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VC (Model-View-Controller) Framework</text:p>
              </text:list-item>
              <text:list-item>
                <text:p>Facilitates web standards (xml, json) for data transfer</text:p>
              </text:list-item>
              <text:list-item>
                <text:p>HTML, CSS, unobstrusive Javascript for display and user interaction</text:p>
              </text:list-item>
              <text:list-item>
                <text:p>CoC (Convention over Configuration)</text:p>
              </text:list-item>
              <text:list-item>
                <text:p>DRY (Don't Repeat Yourself)</text:p>
              </text:list-item>
              <text:list-item>
                <text:p>TDD (Test Driven Developm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uby on Rail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Basecamp</text:p>
              </text:list-item>
              <text:list-item>
                <text:p>Twitter</text:p>
              </text:list-item>
              <text:list-item>
                <text:p>Github</text:p>
              </text:list-item>
              <text:list-item>
                <text:p>Shopify</text:p>
              </text:list-item>
              <text:list-item>
                <text:p>Scribd</text:p>
              </text:list-item>
              <text:list-item>
                <text:p>Geni</text:p>
              </text:list-item>
              <text:list-item>
                <text:p>Xing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Urban Dictionary</text:p>
              </text:list-item>
              <text:list-item>
                <text:p>Justin.TV</text:p>
              </text:list-item>
              <text:list-item>
                <text:p>Slideshare</text:p>
              </text:list-item>
              <text:list-item>
                <text:p>Jango</text:p>
              </text:list-item>
              <text:list-item>
                <text:p>Blackla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ootstr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SS Framework</text:p>
              </text:list-item>
              <text:list-item>
                <text:p>By Twitter</text:p>
              </text:list-item>
              <text:list-item>
                <text:p>HTML5, CSS 3</text:p>
              </text:list-item>
              <text:list-item>
                <text:p>Responsive Web-Design</text:p>
              </text:list-item>
              <text:list-item>
                <text:p>Open 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Qu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 library</text:p>
              </text:list-item>
              <text:list-item>
                <text:p>Used by 50% of all web sites</text:p>
              </text:list-item>
              <text:list-item>
                <text:p>Used by 75% of the 10.000 most visited si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modbase Features (1)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eature ~ Controller for one or more data/information tables</text:p>
              </text:list-item>
              <text:list-item>
                <text:p>Persons, Teams and Responsibilities, Addresses</text:p>
                <text:list>
                  <text:list-item>
                    <text:p>Contact Distribution List</text:p>
                  </text:list-item>
                  <text:list-item>
                    <text:p>Groups and Group Leaders</text:p>
                  </text:list-item>
                </text:list>
              </text:list-item>
              <text:list-item>
                <text:p>Abbreviations and Acronyms (various datasets)</text:p>
              </text:list-item>
              <text:list-item>
                <text:p>Glossary</text:p>
              </text:list-item>
              <text:list-item>
                <text:p>Calendar (holiday periods for various locations)</text:p>
              </text:list-item>
              <text:list-item>
                <text:p>Project Ph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modbase Feature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elp Pages</text:p>
              </text:list-item>
              <text:list-item>
                <text:p>List of Units</text:p>
              </text:list-item>
              <text:list-item>
                <text:p>Status Registers</text:p>
                <text:list>
                  <text:list-item>
                    <text:p>Request for Clarification/Information (RSR)<text:line-break/>incl. Workflows</text:p>
                  </text:list-item>
                  <text:list-item>
                    <text:p>Submissions (SRS)</text:p>
                  </text:list-item>
                </text:list>
              </text:list-item>
              <text:list-item>
                <text:p>Collaboration Tools</text:p>
                <text:list>
                  <text:list-item>
                    <text:p>Task / Issue / Action Item Lists</text:p>
                  </text:list-item>
                </text:list>
              </text:list-item>
              <text:list-item>
                <text:p>Integrated Ticketing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modbase Feature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grated Ticketing System</text:p>
                <text:list>
                  <text:list-item>
                    <text:p>Access to Change Request Forms</text:p>
                  </text:list-item>
                  <text:list-item>
                    <text:p>Instant issue reporting on any item</text:p>
                  </text:list-item>
                  <text:list-item>
                    <text:p>Feedback on status of tick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modbase Features (planned-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tus Registers</text:p>
                <text:list>
                  <text:list-item>
                    <text:p>Approvals and Permits (ASR)</text:p>
                  </text:list-item>
                  <text:list-item>
                    <text:p>Correspondence (CSR)</text:p>
                  </text:list-item>
                  <text:list-item>
                    <text:p>Documents (DSR)</text:p>
                  </text:list-item>
                  <text:list-item>
                    <text:p>Educations (ESR)</text:p>
                  </text:list-item>
                  <text:list-item>
                    <text:p>Human Resources (HSR)</text:p>
                  </text:list-item>
                  <text:list-item>
                    <text:p>Interfaces (ISR)</text:p>
                  </text:list-item>
                  <text:list-item>
                    <text:p>Modifications (MSR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modbase Features (planned-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tus Registers (cont)</text:p>
                <text:list>
                  <text:list-item>
                    <text:p>Payment Milestones (PMR)</text:p>
                  </text:list-item>
                  <text:list-item>
                    <text:p>Procurement (PSR)</text:p>
                  </text:list-item>
                  <text:list-item>
                    <text:p>Tests (TSR)</text:p>
                  </text:list-item>
                  <text:list-item>
                    <text:p>Construction/Installations Works (WSR)</text:p>
                  </text:list-item>
                  <text:list-item>
                    <text:p>Risk Log (RL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modbase Features (planned-3)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List of Spares (with Categories)</text:p>
                  </text:list-item>
                  <text:list-item>
                    <text:p>List of Test Equipment (with Categories)</text:p>
                  </text:list-item>
                  <text:list-item>
                    <text:p>List of Location Factors</text:p>
                  </text:list-item>
                </text:list>
              </text:list-item>
              <text:list-item>
                <text:p>Others</text:p>
                <text:list>
                  <text:list-item>
                    <text:p>Payment Events</text:p>
                  </text:list-item>
                  <text:list-item>
                    <text:p>Payment Sections</text:p>
                  </text:list-item>
                  <text:list-item>
                    <text:p>Document Coding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cess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ounts</text:p>
              </text:list-item>
              <text:list-item>
                <text:p>Per Feature</text:p>
              </text:list-item>
              <text:list-item>
                <text:p>Per Group (where applicable)</text:p>
              </text:list-item>
              <text:list-item>
                <text:p>By Action (Index/Create/Read/Update/Delete)</text:p>
              </text:list-item>
              <text:list-item>
                <text:p>By Workflow Status/Task</text:p>
              </text:list-item>
              <text:list-item>
                <text:p>By Closed-User-Group membership (access by invitation, e.g. for Tasks/Issues/Action Item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t in Feature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REST (Representational State Transfer): Bookmark specific views (incl. Filter), Load Distribution, ...</text:p>
              </text:list-item>
              <text:list-item>
                <text:p>Internationalization (I18n): Just translate one file...</text:p>
              </text:list-item>
              <text:list-item>
                <text:p>Upgrade database on-the-fly</text:p>
              </text:list-item>
              <text:list-item>
                <text:p>Variable database support (MySQL, PostgreSQL, Oracle, Microsoft SQL, Sybase, SQLite, DB2,...)</text:p>
              </text:list-item>
              <text:list-item>
                <text:p>Platform-independent</text:p>
              </text:list-item>
              <text:list-item>
                <text:p>E-Mail sending and receiving</text:p>
              </text:list-item>
              <text:list-item>
                <text:p>Data Exchange with other Apps via JSON, X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4:12:17.597987439</meta:creation-date>
    <meta:generator>LibreOffice/4.3.7.2$Linux_X86_64 LibreOffice_project/430m0$Build-2</meta:generator>
    <dc:date>2015-06-23T23:24:31.658034030</dc:date>
    <meta:editing-duration>PT54M51S</meta:editing-duration>
    <meta:editing-cycles>10</meta:editing-cycles>
    <meta:document-statistic meta:object-count="94"/>
  </office:meta>
</office:document-meta>
</file>